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ota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5.9pt"/>
    </style:style>
    <style:style style:name="gr2" style:family="graphic">
      <style:graphic-properties draw:stroke="none" svg:stroke-color="#000000" draw:fill="none" draw:fill-color="#ffffff" fo:min-height="19.98pt"/>
    </style:style>
    <style:style style:name="gr3" style:family="graphic">
      <style:graphic-properties draw:stroke="none" svg:stroke-color="#000000" draw:fill="solid" draw:fill-color="#ffffff" fo:min-height="24.18pt"/>
    </style:style>
    <style:style style:name="gr4" style:family="graphic">
      <style:graphic-properties draw:stroke="none" svg:stroke-color="#000000" draw:fill="solid" draw:fill-color="#ffffff" fo:min-height="14.91pt"/>
    </style:style>
    <style:style style:name="gr5" style:family="graphic">
      <style:graphic-properties draw:stroke="none" svg:stroke-color="#000000" draw:fill="solid" draw:fill-color="#ffffff" fo:min-height="15.9pt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family="Arial" style:font-family-generic="swiss" style:font-pitch="variable"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3">
        <table:shapes>
          <draw:frame draw:z-index="0" draw:style-name="gr1" draw:text-style-name="P1" svg:width="113.05pt" svg:height="15.9pt" svg:x="132.52pt" svg:y="261.75pt">
            <draw:text-box>
              <text:p><text:span text:style-name="T1">Total: #143; 100%</text:span></text:p>
            </draw:text-box>
          </draw:frame>
          <draw:frame draw:z-index="3" draw:style-name="gr2" draw:text-style-name="P2" svg:width="16.44pt" svg:height="19.98pt" svg:x="5.3pt" svg:y="303.39pt">
            <draw:text-box>
              <text:p><text:span text:style-name="T2">#</text:span></text:p>
            </draw:text-box>
          </draw:frame>
          <draw:frame draw:z-index="4" draw:style-name="gr3" draw:text-style-name="P3" svg:width="40.39pt" svg:height="24.18pt" svg:x="568.8pt" svg:y="442.12pt">
            <draw:text-box>
              <text:p><text:span text:style-name="T2">Year</text:span></text:p>
            </draw:text-box>
          </draw:frame>
          <draw:frame draw:z-index="5" draw:style-name="gr2" draw:text-style-name="P2" svg:width="40.39pt" svg:height="19.98pt" svg:x="329.19pt" svg:y="354.3pt">
            <draw:text-box>
              <text:p><text:span text:style-name="T2">Year</text:span></text:p>
            </draw:text-box>
          </draw:frame>
          <draw:frame draw:z-index="6" draw:style-name="gr4" draw:text-style-name="P4" svg:width="205.03pt" svg:height="14.91pt" svg:x="97.8pt" svg:y="252.06pt">
            <draw:text-box>
              <text:p><text:span text:style-name="T1">Total: #143/100% (700 – 557 = 143)</text:span></text:p>
            </draw:text-box>
          </draw:frame>
          <draw:frame draw:z-index="7" draw:style-name="gr5" draw:text-style-name="P4" svg:width="96.49pt" svg:height="15.9pt" svg:x="508.31pt" svg:y="425.08pt">
            <draw:text-box>
              <text:p><text:span text:style-name="T1">Total: #700/100%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other arbitrary code exec., #557</text:p>
          </table:table-cell>
          <table:table-cell table:formula="of:=[.B20]-SUM([.B3:.B17])" office:value-type="float" office:value="44" calcext:value-type="float">
            <text:p>44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39" calcext:value-type="float">
            <text:p>39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5" calcext:value-type="float">
            <text:p>25</text:p>
          </table:table-cell>
          <table:table-cell table:formula="of:=[.G20]-SUM([.G3:.G17])" office:value-type="float" office:value="12" calcext:value-type="float">
            <text:p>12</text:p>
          </table:table-cell>
          <table:table-cell table:formula="of:=[.H20]-SUM([.H3:.H17])" office:value-type="float" office:value="53" calcext:value-type="float">
            <text:p>53</text:p>
          </table:table-cell>
          <table:table-cell table:formula="of:=[.I20]-SUM([.I3:.I17])" office:value-type="float" office:value="66" calcext:value-type="float">
            <text:p>66</text:p>
          </table:table-cell>
          <table:table-cell table:formula="of:=[.J20]-SUM([.J3:.J17])" office:value-type="float" office:value="79" calcext:value-type="float">
            <text:p>79</text:p>
          </table:table-cell>
          <table:table-cell table:formula="of:=[.K20]-SUM([.K3:.K17])" office:value-type="float" office:value="196" calcext:value-type="float">
            <text:p>196</text:p>
          </table:table-cell>
          <table:table-cell table:formula="of:=SUM([.B2:.K2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virtual table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function, #2; 1.39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4:.K4])" office:value-type="float" office:value="2" calcext:value-type="float">
            <text:p>2</text:p>
          </table:table-cell>
          <table:table-cell table:formula="of:=[.L4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6:.K6])" office:value-type="float" office:value="0" calcext:value-type="float">
            <text:p>0</text:p>
          </table:table-cell>
          <table:table-cell table:formula="of:=[.L6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corruption, #4: 2.79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4" calcext:value-type="float">
            <text:p>4</text:p>
          </table:table-cell>
          <table:table-cell table:formula="of:=[.L7]*100/143" office:value-type="float" office:value="2.7972027972028" calcext:value-type="float">
            <text:p>2.7972027972</text:p>
          </table:table-cell>
        </table:table-row>
        <table:table-row table:style-name="ro1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inter vulnerability, #7: 4.897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143" office:value-type="float" office:value="4.8951048951049" calcext:value-type="float">
            <text:p>4.8951048951</text:p>
          </table:table-cell>
        </table:table-row>
        <table:table-row table:style-name="ro1">
          <table:table-cell office:value-type="string" calcext:value-type="string">
            <text:p>Pointer, #9: 6.29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9" calcext:value-type="float">
            <text:p>9</text:p>
          </table:table-cell>
          <table:table-cell table:formula="of:=[.L10]*100/143" office:value-type="float" office:value="6.29370629370629" calcext:value-type="float">
            <text:p>6.2937062937</text:p>
          </table:table-cell>
        </table:table-row>
        <table:table-row table:style-name="ro1">
          <table:table-cell office:value-type="string" calcext:value-type="string">
            <text:p>Object, #53, 37.06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SUM([.B11:.K11])" office:value-type="float" office:value="53" calcext:value-type="float">
            <text:p>53</text:p>
          </table:table-cell>
          <table:table-cell table:formula="of:=[.L11]*100/143" office:value-type="float" office:value="37.0629370629371" calcext:value-type="float">
            <text:p>37.0629370629</text:p>
          </table:table-cell>
        </table:table-row>
        <table:table-row table:style-name="ro1">
          <table:table-cell office:value-type="string" calcext:value-type="string">
            <text:p>use after free, #49, 34.2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SUM([.B12:.K12])" office:value-type="float" office:value="49" calcext:value-type="float">
            <text:p>49</text:p>
          </table:table-cell>
          <table:table-cell table:formula="of:=[.L12]*100/143" office:value-type="float" office:value="34.2657342657343" calcext:value-type="float">
            <text:p>34.2657342657</text:p>
          </table:table-cell>
        </table:table-row>
        <table:table-row table:style-name="ro1">
          <table:table-cell office:value-type="string" calcext:value-type="string">
            <text:p>dereference heap object, #2, 1.3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3:.K13])" office:value-type="float" office:value="2" calcext:value-type="float">
            <text:p>2</text:p>
          </table:table-cell>
          <table:table-cell table:formula="of:=[.L13]*100/143" office:value-type="float" office:value="1.3986013986014" calcext:value-type="float">
            <text:p>1.3986013986</text:p>
          </table:table-cell>
        </table:table-row>
        <table:table-row table:style-name="ro1">
          <table:table-cell office:value-type="string" calcext:value-type="string">
            <text:p>nonexistent object, #1, 0.6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1" calcext:value-type="float">
            <text:p>1</text:p>
          </table:table-cell>
          <table:table-cell table:formula="of:=[.L14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object use after free, #8, 5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15:.K15])" office:value-type="float" office:value="8" calcext:value-type="float">
            <text:p>8</text:p>
          </table:table-cell>
          <table:table-cell table:formula="of:=[.L15]*100/143" office:value-type="float" office:value="5.59440559440559" calcext:value-type="float">
            <text:p>5.5944055944</text:p>
          </table:table-cell>
        </table:table-row>
        <table:table-row table:style-name="ro1">
          <table:table-cell office:value-type="string" calcext:value-type="string">
            <text:p>malformed object, #1, 0.69%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6:.K16])" office:value-type="float" office:value="1" calcext:value-type="float">
            <text:p>1</text:p>
          </table:table-cell>
          <table:table-cell table:formula="of:=[.L16]*100/143" office:value-type="float" office:value="0.699300699300699" calcext:value-type="float">
            <text:p>0.6993006993</text:p>
          </table:table-cell>
        </table:table-row>
        <table:table-row table:style-name="ro1">
          <table:table-cell office:value-type="string" calcext:value-type="string">
            <text:p>invalid pointer, #5, 3.49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7:.K17])" office:value-type="float" office:value="5" calcext:value-type="float">
            <text:p>5</text:p>
          </table:table-cell>
          <table:table-cell table:formula="of:=[.L17]*100/143" office:value-type="float" office:value="3.4965034965035" calcext:value-type="float">
            <text:p>3.4965034965</text:p>
          </table:table-cell>
        </table:table-row>
        <table:table-row table:style-name="ro1">
          <table:table-cell/>
          <table:table-cell table:formula="of:=SUM([.B3:.B17])" office:value-type="float" office:value="6" calcext:value-type="float">
            <text:p>6</text:p>
          </table:table-cell>
          <table:table-cell table:formula="of:=SUM([.C3:.C17])" office:value-type="float" office:value="3" calcext:value-type="float">
            <text:p>3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8" calcext:value-type="float">
            <text:p>8</text:p>
          </table:table-cell>
          <table:table-cell table:formula="of:=SUM([.F3:.F17])" office:value-type="float" office:value="25" calcext:value-type="float">
            <text:p>25</text:p>
          </table:table-cell>
          <table:table-cell table:formula="of:=SUM([.G3:.G17])" office:value-type="float" office:value="2" calcext:value-type="float">
            <text:p>2</text:p>
          </table:table-cell>
          <table:table-cell table:formula="of:=SUM([.H3:.H17])" office:value-type="float" office:value="11" calcext:value-type="float">
            <text:p>11</text:p>
          </table:table-cell>
          <table:table-cell table:formula="of:=SUM([.I3:.I17])" office:value-type="float" office:value="5" calcext:value-type="float">
            <text:p>5</text:p>
          </table:table-cell>
          <table:table-cell table:formula="of:=SUM([.J3:.J17])" office:value-type="float" office:value="21" calcext:value-type="float">
            <text:p>21</text:p>
          </table:table-cell>
          <table:table-cell table:formula="of:=SUM([.K3:.K17])" office:value-type="float" office:value="42" calcext:value-type="float">
            <text:p>42</text:p>
          </table:table-cell>
          <table:table-cell table:formula="of:=SUM([.B18:.K18])" office:value-type="float" office:value="143" calcext:value-type="float">
            <text:p>143</text:p>
          </table:table-cell>
          <table:table-cell table:formula="of:=SUM([.L3:.L17])" office:value-type="float" office:value="143" calcext:value-type="float">
            <text:p>14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  <draw:frame table:end-cell-address="Sheet1.L43" table:end-x="42.58pt" table:end-y="0.96pt" draw:z-index="1" draw:style-name="gr6" draw:text-style-name="P5" svg:width="517.97pt" svg:height="273.15pt" svg:x="43.31pt" svg:y="6.12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table:formula="of:=SUM([.B20:.K20])" office:value-type="float" office:value="700" calcext:value-type="float">
            <text:p>700</text:p>
          </table:table-cell>
          <table:table-cell/>
        </table:table-row>
        <table:table-row table:style-name="ro1">
          <table:table-cell>
            <draw:frame table:end-cell-address="Sheet1.D43" table:end-x="54.51pt" table:end-y="0.4pt" draw:z-index="2" draw:style-name="gr6" draw:text-style-name="P5" svg:width="381.37pt" svg:height="264.61pt" svg:x="2.07pt" svg:y="1.98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8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1:52:24.203558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7-11T11:55:10.739926969</dc:date>
    <meta:editing-duration>PT7H38M46S</meta:editing-duration>
    <meta:editing-cycles>56</meta:editing-cycles>
    <meta:generator>LibreOffice/4.4.6.3$Linux_X86_64 LibreOffice_project/40m0$Build-3</meta:generator>
    <meta:document-statistic meta:table-count="1" meta:cell-count="241" meta:object-count="8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3cm" svg:height="9.336cm" xlink:href=".." xlink:type="simple" chart:class="chart:line" chart:style-name="ch1">
        <chart:legend svg:x="0.321cm" svg:y="4.906cm" style:legend-expansion="custom" chartooo:width="12.925cm" chartooo:height="4.236cm" style:legend-expansion-aspect-ratio="3.05122757318225" chart:style-name="ch2"/>
        <chart:plot-area chart:style-name="ch3" table:cell-range-address="Sheet1.A1:Sheet1.K17" chart:data-source-has-labels="both" svg:x="0.057cm" svg:y="-0.07cm" svg:width="13.171cm" svg:height="5.183cm">
          <chartooo:coordinate-region svg:x="1.049cm" svg:y="0.129cm" svg:width="11.807cm" svg:height="4.337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origin="0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74cm" svg:height="9.637cm" xlink:href=".." xlink:type="simple" chart:class="chart:bar" chart:style-name="ch1">
        <chart:plot-area chart:style-name="ch2" table:cell-range-address="Sheet1.A1:Sheet1.K17" chart:data-source-has-labels="both" svg:x="0.335cm" svg:y="0.253cm" svg:width="8.132cm" svg:height="9.027cm">
          <chartooo:coordinate-region svg:x="1.459cm" svg:y="0.452cm" svg:width="7.008cm" svg:height="7.774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57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  <table:table-cell office:value-type="float" office:value="79">
                <text:p>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virtual table, #2; 1.39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2; 1.39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6:Sheet1.A6</svg:desc>
                </draw:g>
              </table:table-cell>
              <table:table-cell office:value-type="float" office:value="0">
                <text:p>0</text:p>
                <draw:g>
                  <svg:desc>Sheet1.B6:Sheet1.K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4: 2.79%</text:p>
                <draw:g>
                  <svg:desc>Sheet1.A7:Sheet1.A7</svg:desc>
                </draw:g>
              </table:table-cell>
              <table:table-cell office:value-type="float" office:value="1">
                <text:p>1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4.897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9: 6.29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53, 37.06%</text:p>
                <draw:g>
                  <svg:desc>Sheet1.A11:Sheet1.A11</svg:desc>
                </draw:g>
              </table:table-cell>
              <table:table-cell office:value-type="float" office:value="2">
                <text:p>2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se after free, #49, 34.26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dereference heap object, #2, 1.39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existent object, #1, 0.69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8, 5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formed object, #1, 0.69%</text:p>
                <draw:g>
                  <svg:desc>Sheet1.A16:Sheet1.A16</svg:desc>
                </draw:g>
              </table:table-cell>
              <table:table-cell office:value-type="float" office:value="1">
                <text:p>1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5, 3.49%</text:p>
                <draw:g>
                  <svg:desc>Sheet1.A17:Sheet1.A17</svg:desc>
                </draw:g>
              </table:table-cell>
              <table:table-cell office:value-type="float" office:value="0">
                <text:p>0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